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72B000066E8FB0E37B4.svm"/>
  <manifest:file-entry manifest:media-type="" manifest:full-path="Pictures/200000070000672B000066E82F61962B.svm"/>
  <manifest:file-entry manifest:media-type="" manifest:full-path="Pictures/2000000700002BB800002B9B9B58A07C.svm"/>
  <manifest:file-entry manifest:media-type="" manifest:full-path="Pictures/200000070000672B000066E8A147685A.svm"/>
  <manifest:file-entry manifest:media-type="" manifest:full-path="Pictures/200000070000672B000066E88DCCDC50.svm"/>
  <manifest:file-entry manifest:media-type="" manifest:full-path="Pictures/200000070000672B000066E8138A552D.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P1" style:family="paragraph" style:parent-style-name="Bibliography_20_1">
      <style:paragraph-properties>
        <style:tab-stops/>
      </style:paragraph-properties>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12" style:family="paragraph" style:parent-style-name="Heading_20_1" style:master-page-name="Standard">
      <style:paragraph-properties style:page-number="1"/>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language="en" fo:country="US"/>
    </style:style>
    <style:style style:name="P15" style:family="paragraph" style:parent-style-name="Heading_20_2">
      <style:text-properties fo:language="en" fo:country="US"/>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end" style:justify-single-word="false"/>
    </style:style>
    <style:style style:name="P18" style:family="paragraph" style:parent-style-name="Heading_20_3">
      <style:text-properties fo:language="en" fo:country="US"/>
    </style:style>
    <style:style style:name="P19" style:family="paragraph" style:parent-style-name="Contents_20_Heading" style:master-page-name="Index">
      <style:paragraph-properties style:page-number="1"/>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Illustration_20_Index_20_Heading" style:master-page-name="Index">
      <style:paragraph-properties style:page-number="1"/>
    </style:style>
    <style:style style:name="P24" style:family="paragraph" style:parent-style-name="Bibliography_20_Heading" style:master-page-name="Index">
      <style:paragraph-properties style:page-number="1"/>
    </style:style>
    <style:style style:name="P25" style:family="paragraph" style:parent-style-name="Illustration_20_Index_20_1">
      <style:paragraph-properties>
        <style:tab-stops>
          <style:tab-stop style:position="16.999cm" style:type="right" style:leader-style="dotted" style:leader-text="."/>
        </style:tab-stops>
      </style:paragraph-properties>
    </style:style>
    <style:style style:name="P26" style:family="paragraph" style:parent-style-name="Table_20_index_20_1">
      <style:paragraph-properties>
        <style:tab-stops>
          <style:tab-stop style:position="16.999cm" style:type="right" style:leader-style="dotted" style:leader-text="."/>
        </style:tab-stops>
      </style:paragraph-properties>
    </style:style>
    <style:style style:name="P27"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language="en" fo:country="US"/>
    </style:style>
    <style:style style:name="T3" style:family="text">
      <style:text-properties style:font-name-asian="Humanist777BT-RomanB" style:font-name-complex="Humanist777BT-RomanB"/>
    </style:style>
    <style:style style:name="T4" style:family="text">
      <style:text-properties style:font-name="Arial"/>
    </style:style>
    <style:style style:name="T5" style:family="text">
      <style:text-properties style:font-name="Arial" fo:font-size="14pt" style:font-size-asian="14pt" style:font-size-complex="14pt"/>
    </style:style>
    <style:style style:name="T6" style:family="text">
      <style:text-properties fo:font-size="14pt"/>
    </style:style>
    <style:style style:name="T7" style:family="text">
      <style:text-properties style:font-size-asian="14pt"/>
    </style:style>
    <style:style style:name="T8" style:family="text">
      <style:text-properties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background-color="transparent" style:background-transparency="100%" fo:padding="0cm" fo:border="none" style:shadow="none" draw:ole-draw-aspect="1">
        <style:background-image/>
      </style:graphic-properties>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chnische Universität Ilmenau</text:p>
      <text:p text:style-name="P6">Fakultät für Informatik und Automatisierung</text:p>
      <text:p text:style-name="P6">Fachgebiet Biomedizinische Technik</text:p>
      <text:p text:style-name="P4"/>
      <text:p text:style-name="P10">Bachelorarbeit</text:p>
      <text:p text:style-name="P7"/>
      <text:p text:style-name="P9">Genauigkeit der Vorwärtsrechnung und Lösung des inversen Problems in Abhängigkeit von der Modellwahl und Randelmentediskretisierung in fetaler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3">Ilmenau, den </text:span><text:span text:style-name="T3"><text:date style:data-style-name="N37" text:date-value="2010-08-13T12:04:10.69" text:fixed="true">13.08.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9">Inhaltsverzeichnis</text:p>
          </text:index-title>
          <text:p text:style-name="P20">1 Zusammenfassung<text:tab/>1</text:p>
          <text:p text:style-name="P20">2 Einleitung<text:tab/>1</text:p>
          <text:p text:style-name="P20">3 Methodik<text:tab/>2</text:p>
          <text:p text:style-name="P21">3.1 Segmentierung<text:tab/>2</text:p>
          <text:p text:style-name="P21">3.2 BEM-Modelle<text:tab/>3</text:p>
          <text:p text:style-name="P21">3.3 Sensorsystem<text:tab/>5</text:p>
          <text:p text:style-name="P21">3.4 Quellen<text:tab/>6</text:p>
          <text:p text:style-name="P22">3.4.1 Auditorisch evozierte Quellen<text:tab/>6</text:p>
          <text:p text:style-name="P22">3.4.2 Volume Points<text:tab/>6</text:p>
          <text:p text:style-name="P21">3.5 Simulation<text:tab/>7</text:p>
          <text:p text:style-name="P21">3.6 Rekonstruktion<text:tab/>7</text:p>
          <text:p text:style-name="P21">3.7 Auswertung<text:tab/>7</text:p>
          <text:p text:style-name="P20">4 Ergebnisse<text:tab/>9</text:p>
          <text:p text:style-name="P20">5 Diskussion<text:tab/>10</text:p>
          <text:p text:style-name="P20">6 Anhang<text:tab/>1</text:p>
        </text:index-body>
      </text:table-of-content>
      <text:p text:style-name="Contents_20_1"/>
      <text:h text:style-name="P12" text:outline-level="1">Zusammenfassung</text:h>
      <text:p text:style-name="P2">In dieser Arbeit wird untersucht, welche realistischen Volumenleitermodelle für eine Quellenrekonstruktion, ausgehend vom fetalen Magnetoencephalogramm, geeignet sind. Dabei wird die Untersuchung auf Boundary-Element-Modelle (BEM) eingeschränkt, wobei als Fetusmodell einmal der gesamte Fetus und einmal nur der Kopf des Fetus dient. Ziel ist es ein Modell zu finden, welches genaue Ergebnisse liefert und dennoch möglichst wenig rechenintensiv ist. Eine Quellenrekonstruktion kann Aufschluss über die fetale Entwicklung geben.</text:p>
      <text:p text:style-name="P2">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text:p>
      <text:p text:style-name="P2">Im nächsten Schritt wurden die Modelle auf ihre Genauigkeit in bezug auf das inverse Problem untersucht. Als Datensatz für die Quellenrekonstruktion wurde bei allen Modellen das Simulationsergebnis des höchstaufgelösten Fötusmodell verwendet.</text:p>
      <text:h text:style-name="P13" text:outline-level="1">Einleitung</text:h>
      <text:p text:style-name="P2">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Ein weiterer Vorteil ist, dass ein auditorischer Stimulus nicht mit elektrischem Stromfluss und somit nicht mit störenden Magnetfeldern verbunden ist.</text:p>
      <text:p text:style-name="P2">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Eine Art dieser Modelle sind Finite Elemente Modelle (FEM), si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Da die Modelle aus Ultraschallaufnahmen erstellt werden, in denen anatomische Details nur grob aufgelöst und mit hohem Rauschen überlagert sind, wären </text:p>
      <text:p text:style-name="P2">FEM-Modelle hier nicht angemessen. Es wird also ein 3-Schalen BEM-Modell mit den Schichten Abdomen, Vernix und Fötus verwendet. Die Rechenzeit spielt bei der Quellenrekonstruktion eine wichtige Rolle, daher wird in dieser Arbeit eine Optimierung von Diskretisierungsfehlern und Genauigkeit der berechneten Positionen und Richtungen der Quellen gesucht. </text:p>
      <text:p text:style-name="P2">Rauschstörung?</text:p>
      <text:p text:style-name="P2">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text:p>
      <text:p text:style-name="P2">Auditorische Stimuli erzeugen beim gesunden Fötus auditorisch evozierte Felder, deren Quellen im auditorischen Kortex des Fötus positioniert sind. Um die Diskretisierungsfehler der Modelle vergleichen zu können wurden Simulationen mit einer und mit mehreren Quellen durchgeführt, wobei die entstehenden Messwerte des Magnetfeldes der Quellen in einem Sensorsystem von jedem Modell berechnet wurden. Dafür wurde zunächst eine Quelle in dem auditorischen Kortex des Fötus definiert. </text:p>
      <text:p text:style-name="P2">Bei der Auswertung wurden die RDM- und MAG-Werte der Simulierten Daten jeweils mit denen des höchstaufgelösten Modells berechnet und daraus statistische Parameter ermittelt.</text:p>
      <text:p text:style-name="P2">Wie sich Diskretisierungsabstände auf die Quellenrekonstruktion auswirken, wurde durch <text:soft-page-break/>Differenzen der definierten Quellen mit den aus entsprechend simulierten Feldern durch Rekonstruktion ermittelten Quellen, bewertet.</text:p>
      <text:p text:style-name="P3">Es hat sich herausgestellt, dass das Modell xyz für eine Quellenrekonstruktion der optimale Kompromiss zwischen Rechenzeit und Quellenstabilität ist.</text:p>
      <text:h text:style-name="P14" text:outline-level="1">Methodik</text:h>
      <text:h text:style-name="P15" text:outline-level="2">Segmentierung</text:h>
      <text:p text:style-name="P3">Um später ein BEM-Modell zu erstellen, wurde zuerst die Oberfläche des Fötus aus 3D-Ultraschallaufnahmen segmentierte. Dabei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war in den Ultraschallaufnahmen nicht erkennbar, aus diesem Grund wurde später bei der Modellbildung eine konstante Vernixdicke, deren Mittelwert aus Untersuchungen bekannt ist, verwendet.</text:p>
      <text:p text:style-name="P3">Zusätzlich zum Fötusmodell wurde ein Kopfmodell analog zum Fötusmodell erstellt.</text:p>
      <text:h text:style-name="P15" text:outline-level="2">BEM-Modelle</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text:p>
      <text:p text:style-name="P2"><text:soft-page-break/><draw:frame draw:style-name="fr2" draw:name="Rahmen1" text:anchor-type="char" svg:width="17cm" draw:z-index="2"><draw:text-box fo:min-height="9.479cm"><text:p text:style-name="Illustration"><draw:frame draw:style-name="fr7" draw:name="Grafik1" text:anchor-type="paragraph" svg:y="0.213cm" svg:width="8.721cm" svg:height="8.784cm" draw:z-index="3"><draw:image xlink:href="Pictures/200000070000672B000066E8A147685A.svm" xlink:type="simple" xlink:show="embed" xlink:actuate="onLoad"/></draw:frame>Abbildung <text:sequence text:ref-name="refIllustration0" text:name="Illustration" text:formula="ooow:Illustration+1" style:num-format="1">1</text:sequence>: Fetusmodell mit SQUID-Sensorsystem</text:p></draw:text-box></draw:frame></text:p>
      <text:p text:style-name="P3">Das Segmentierungsergebnis des Fötus wurde durch Anwenden von Smoothing und Closing mit jeweils 9mm geglättet. Durch anschließende Dilation um 4mm entstand die Vernixschicht.</text:p>
      <text:p text:style-name="P3"><draw:frame draw:style-name="fr4" draw:name="Rahmen3" text:anchor-type="char" svg:y="0.041cm" svg:width="17cm" draw:z-index="11"><draw:text-box fo:min-height="7.99cm"><text:p text:style-name="Illustration"><draw:frame draw:style-name="fr5" draw:name="Grafik2" text:anchor-type="paragraph" svg:y="0.002cm" svg:width="7.92cm" svg:height="7.99cm" draw:z-index="12"><draw:image xlink:href="Pictures/200000070000672B000066E8FB0E37B4.svm" xlink:type="simple" xlink:show="embed" xlink:actuate="onLoad"/></draw:frame><draw:frame draw:style-name="fr8" draw:name="Grafik3" text:anchor-type="paragraph" svg:y="0cm" svg:width="7.92cm" svg:height="7.99cm" draw:z-index="13"><draw:image xlink:href="Pictures/200000070000672B000066E82F61962B.svm" xlink:type="simple" xlink:show="embed" xlink:actuate="onLoad"/></draw:frame>Abbildung <text:sequence text:ref-name="refIllustration2" text:name="Illustration" text:formula="ooow:Illustration+1" style:num-format="1">2</text:sequence>: Volumenleitermodell des Fetus mit feinster Randelementediskretisierung (links) und gröbster (rechts)</text:p></draw:text-box></draw:frame></text:p>
      <text:p text:style-name="P2"><text:span text:style-name="T2"/></text:p>
      <text:p text:style-name="P2"><text:span text:style-name="T2">Über die Oberfläche der Segmentierungen wurden Dreiecksnetze bestehend aus planaren Dreiecken mit definierter Dreiecksseitenlänge gelegt. Aus den Dreiecksnetzen von Abdomen, Vernix und Fötus wurde dann jeweils ein BEM-Modell erstellt.</text:span></text:p>
      <text:p text:style-name="P2"><text:soft-page-break/><draw:frame draw:style-name="fr2" draw:name="Rahmen4" text:anchor-type="char" svg:width="17cm" draw:z-index="4"><draw:text-box fo:min-height="7.99cm"><text:p text:style-name="Illustration"><draw:frame draw:style-name="fr5" draw:name="Grafik4" text:anchor-type="paragraph" svg:y="0cm" svg:width="7.92cm" svg:height="7.99cm" draw:z-index="5"><draw:image xlink:href="Pictures/200000070000672B000066E8138A552D.svm" xlink:type="simple" xlink:show="embed" xlink:actuate="onLoad"/></draw:frame><draw:frame draw:style-name="fr8" draw:name="Grafik5" text:anchor-type="paragraph" svg:y="0cm" svg:width="7.99cm" svg:height="7.99cm" draw:z-index="6"><draw:image xlink:href="Pictures/200000070000672B000066E88DCCDC50.svm" xlink:type="simple" xlink:show="embed" xlink:actuate="onLoad"/></draw:frame>Abbildung <text:sequence text:ref-name="refIllustration3" text:name="Illustration" text:formula="ooow:Illustration+1" style:num-format="1">3</text:sequence>: Volumenleitermodell des Abdomens mit feinster Randelementediskretisierung (links) und gröbster (rechts)</text:p></draw:text-box></draw:frame></text:p>
      <text:p text:style-name="P3">Um den Einfluss der Vernixdicke zu überprüfen wurden noch Modelle mit einer Vernixdicke von 3mm und 2mm erstellt. Die Seitenlängen dieser Modelle entsprechen dem Referenzmodell, da gröbere Auflösungen bei einer kleinen Schichtdicke Überschneidungen der Oberflächen erzeugen und da nur die Auswirkung einer Veränderung der Vernixdicke beim Referenzmodell untersucht werden sollte. </text:p>
      <text:p text:style-name="P2"><text:span text:style-name="T2">Folgende Tabelle zeigt die Kombinationen der Seitenlängen in den verschiedenen Modellen:</text:span></text:p>
      <text:p text:style-name="P2"><text:span text:style-name="T2"/></text:p>
      <text:p text:style-name="P2"><draw:frame draw:style-name="fr3" draw:name="Rahmen5" text:anchor-type="paragraph" svg:width="17cm" draw:z-index="9"><draw:text-box fo:min-height="6.04cm"><text:p text:style-name="Table"><draw:frame draw:style-name="fr10" draw:name="Objekt2" text:anchor-type="paragraph" svg:y="0cm" svg:width="11.561cm" style:rel-width="68%" svg:height="6.04cm" style:rel-height="scale" draw:z-index="10"><draw:object xlink:href="./Object 3"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span text:style-name="T2"/></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P15" text:outline-level="2"><text:soft-page-break/>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h text:style-name="P15" text:outline-level="2">Quellen</text:h>
      <text:h text:style-name="P18" text:outline-level="3">Auditorisch evozierte Quellen</text:h>
      <text:p text:style-name="P3">Für erste Simulationen befand sich eine Quelle im auditorischen Cortex, da die meisten Untersuchungen auditorische Stimuli nutzen.</text:p>
      <text:h text:style-name="P18" text:outline-level="3">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2"><draw:frame draw:style-name="fr1" draw:name="Rahmen2" text:anchor-type="paragraph" svg:y="0cm" svg:width="17cm" draw:z-index="0"><draw:text-box fo:min-height="11.16cm"><text:p text:style-name="Illustration"><draw:frame draw:style-name="fr6" draw:name="Grafik6" text:anchor-type="paragraph" svg:y="0.002cm" svg:width="11.19cm" svg:height="11.16cm" draw:z-index="1"><draw:image xlink:href="Pictures/2000000700002BB800002B9B9B58A07C.svm" xlink:type="simple" xlink:show="embed" xlink:actuate="onLoad"/></draw:frame>Abbildung <text:sequence text:ref-name="refIllustration1" text:name="Illustration" text:formula="ooow:Illustration+1" style:num-format="1">4</text:sequence>: Volumenpunkte (hellgrün) im Volumenleitermodell des Fetus und Kopfes</text:p></draw:text-box></draw:frame><text:soft-page-break/></text:p>
      <text:h text:style-name="P15" text:outline-level="2">Simulation</text:h>
      <text:p text:style-name="P3">Die Simulationen wurden für die definierten Dipolpositionen in 3 orthogonalen Richtungen durchgeführt. Die Richtungen waren cranial (nach oben), sinistral (nach links) und dorsal (nach hinten). </text:p>
      <text:p text:style-name="P3">In den Simulationen wurde für jeden Zeitpunkt ein anderer Dipol verwendet, sodass eine Zeitreihe mit 651 verschiedenen Feldbildern entstand.</text:p>
      <text:h text:style-name="P15" text:outline-level="2">Rekonstruktion</text:h>
      <text:p text:style-name="P3">Mit den simulierten Messwerten für die Felder wurden für jedes Modell Quellenrekonstruktionen durchgeführt.</text:p>
      <text:h text:style-name="P15" text:outline-level="2">Auswertung</text:h>
      <text:p text:style-name="P3">Von den Simulierten Feldern wurden jeweils die Korrelationskoeffiziente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able:table table:name="Tabelle4" table:style-name="Tabelle4">
        <table:table-column table:style-name="Tabelle4.A"/>
        <table:table-column table:style-name="Tabelle4.B"/>
        <table:table-header-rows>
          <text:soft-page-break/>
          <table:table-row>
            <table:table-cell table:style-name="Tabelle4.A1" office:value-type="string">
              <text:p text:style-name="P16"><draw:frame draw:style-name="fr9" draw:name="Objekt4" text:anchor-type="as-char" svg:width="3.441cm" svg:height="2.544cm" draw:z-index="7"><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7">(<text:sequence text:ref-name="refText0" text:name="Text" text:formula="ooow:Text+1" style:num-format="1">1</text:sequence>)</text:p>
            </table:table-cell>
          </table:table-row>
        </table:table-header-rows>
      </table:table>
      <text:p text:style-name="P2"><text:span text:style-name="T2"><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p>
      <text:p text:style-name="Standard"/>
      <table:table table:name="Tabelle5" table:style-name="Tabelle5">
        <table:table-column table:style-name="Tabelle5.A"/>
        <table:table-column table:style-name="Tabelle5.B"/>
        <table:table-header-rows>
          <table:table-row>
            <table:table-cell table:style-name="Tabelle5.A1" office:value-type="string">
              <text:p text:style-name="P16"><draw:frame draw:style-name="fr9" draw:name="Objekt1" text:anchor-type="as-char" svg:width="6.278cm" svg:height="2.106cm" draw:z-index="8"><draw:object xlink:href="./Object 2" xlink:type="simple" xlink:show="embed" xlink:actuate="onLoad"/><draw:image xlink:href="./ObjectReplacements/Object 2" xlink:type="simple" xlink:show="embed" xlink:actuate="onLoad"/></draw:frame> </text:p>
            </table:table-cell>
            <table:table-cell table:style-name="Tabelle5.A1" office:value-type="string">
              <text:p text:style-name="P17">(<text:sequence text:ref-name="refText1" text:name="Text" text:formula="ooow:Text+1" style:num-format="1">2</text:sequence>)</text:p>
            </table:table-cell>
          </table:table-row>
        </table:table-header-rows>
      </table:table>
      <text:p text:style-name="P8"/>
      <text:p text:style-name="P2"><text:span text:style-name="T2">Von den gesuchten Größen wurden jeweils der Mittelwert und die Standardabweichung über alle Zeitschritte und somit über alle Quellenpositionen ermittelt.</text:span></text:p>
      <table:table table:name="Tabelle1" table:style-name="Tabelle1">
        <table:table-column table:style-name="Tabelle1.A"/>
        <table:table-column table:style-name="Tabelle1.B"/>
        <table:table-header-rows>
          <table:table-row>
            <table:table-cell table:style-name="Tabelle1.A1" office:value-type="string">
              <text:p text:style-name="P16"><draw:frame draw:style-name="fr9" draw:name="Objekt3" text:anchor-type="as-char" svg:width="3.265cm" svg:height="1.101cm" draw:z-index="14"><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7">(<text:sequence text:ref-name="refText2" text:name="Text" text:formula="ooow:Text+1" style:num-format="1">3</text:sequence>)</text:p>
            </table:table-cell>
          </table:table-row>
        </table:table-header-rows>
      </table:table>
      <text:p text:style-name="P2"><text:span text:style-name="T2"/></text:p>
      <text:p text:style-name="Standard"/>
      <table:table table:name="Tabelle2" table:style-name="Tabelle2">
        <table:table-column table:style-name="Tabelle2.A"/>
        <table:table-column table:style-name="Tabelle2.B"/>
        <table:table-header-rows>
          <table:table-row>
            <table:table-cell table:style-name="Tabelle2.A1" office:value-type="string">
              <text:p text:style-name="P16"><draw:frame draw:style-name="fr9" draw:name="Objekt5" text:anchor-type="as-char" svg:width="1.249cm" svg:height="1.004cm" draw:z-index="15"><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7">(<text:sequence text:ref-name="refText3" text:name="Text" text:formula="ooow:Text+1" style:num-format="1">4</text:sequence>)</text:p>
            </table:table-cell>
          </table:table-row>
        </table:table-header-rows>
      </table:table>
      <text:p text:style-name="P8"><text:span text:style-name="T2"/></text:p>
      <text:h text:style-name="P13" text:outline-level="1">Ergebnisse</text:h>
      <text:p text:style-name="Text_20_body"/>
      <text:p text:style-name="Text_20_body"/>
      <text:h text:style-name="P13" text:outline-level="1">Diskussion</text:h>
      <text:p text:style-name="Text_20_body"/>
      <text:p text:style-name="Text_20_body"/>
      <text:p text:style-name="Text_20_body"/>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3">Abbildungsverzeichnis</text:p>
          </text:index-title>
          <text:p text:style-name="P25">Abbildung 1: Fetusmodell mit SQUID-Sensorsystem<text:tab/>3</text:p>
          <text:p text:style-name="P25">Abbildung 2: Volumenleitermodell des Fetus mit feinster Randelementediskretisierung (links) und gröbster (rechts)<text:tab/>4</text:p>
          <text:p text:style-name="P25">Abbildung 3: Volumenleitermodell des Abdomens mit feinster Randelementediskretisierung (links) und gröbster (rechts)<text:tab/>4</text:p>
          <text:p text:style-name="P25">Abbildung 4: Volumenpunkte (hellgrün) im Volumenleitermodell des Fetus und Kopfes<text:tab/>7</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7">Tabellenverzeichnis</text:p>
          </text:index-title>
          <text:p text:style-name="P26">Tabelle 1: Übersicht über die Dreiecksseitenlängen in den einzelnen Modellen<text:tab/>5</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4">Literaturverzeichnis</text:p>
          </text:index-title>
          <text:p text:style-name="P1">3: J. G. Stinstra, The Reliability of the fetal Magnetocardiogram, 2001</text:p>
          <text:p text:style-name="P1">5: D. Güllmar, J. Haueisen, J. R. Reinchbach, Influence of anisotropic electrical conductivity in white matter tissue on the EEG/2 MEG forward and inverse solution. A high-resolution whole head simulation study, 2010</text:p>
        </text:index-body>
      </text:bibliography>
      <text:p text:style-name="Text_20_body"/>
      <text:h text:style-name="P12"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 text:outline-level="1">6</text:chapter> <text:chapter text:display="name" text:outline-level="1">Anhang</text:chapter><text:title/></text:p>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7-23T18:47:37.53</meta:creation-date>
    <dc:date>2010-08-13T20:05:30.33</dc:date>
    <dc:creator>Hermann Sonntag</dc:creator>
    <meta:editing-duration>PT13H51M35S</meta:editing-duration>
    <meta:editing-cycles>14</meta:editing-cycles>
    <meta:generator>OpenOffice.org/3.1$Win32 OpenOffice.org_project/310m11$Build-9399</meta:generator>
    <meta:document-statistic meta:table-count="4" meta:image-count="6" meta:object-count="5" meta:page-count="23" meta:paragraph-count="105" meta:word-count="1738" meta:character-count="13248"/>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54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ackground-color="#cccccc" style:text-align-source="fix" style:repeat-content="false" fo:border-left="none" fo:border-right="none"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2cm solid #000000" style:text-align-source="fix" style:repeat-content="false" fo:border-left="none" fo:border-right="none"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fo:background-color="#cccccc" style:text-align-source="fix" style:repeat-content="false" fo:border-left="none" fo:border-right="0.002cm solid #000000"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02cm solid #000000"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1" table:default-cell-style-name="ce2"/>
        <table:table-column table:style-name="co1" table:default-cell-style-name="ce5"/>
        <table:table-column table:style-name="co2" table:default-cell-style-name="ce5"/>
        <table:table-column table:style-name="co1" table:default-cell-style-name="ce8"/>
        <table:table-row table:style-name="ro1">
          <table:table-cell/>
          <table:table-cell table:style-name="Default" table:number-columns-repeated="4"/>
        </table:table-row>
        <table:table-row table:style-name="ro2">
          <table:table-cell/>
          <table:table-cell table:style-name="ce1" office:value-type="string">
            <text:p>Modell</text:p>
          </table:table-cell>
          <table:table-cell table:style-name="ce4" office:value-type="string">
            <text:p>Abdomen</text:p>
          </table:table-cell>
          <table:table-cell table:style-name="ce4" office:value-type="string">
            <text:p>Vernix</text:p>
          </table:table-cell>
          <table:table-cell table:style-name="ce7" office:value-type="string">
            <text:p>Fötus</text:p>
          </table:table-cell>
        </table:table-row>
        <table:table-row table:style-name="ro2">
          <table:table-cell/>
          <table:table-cell office:value-type="string">
            <text:p>F1</text:p>
          </table:table-cell>
          <table:table-cell office:value-type="string">
            <text:p>12mm</text:p>
          </table:table-cell>
          <table:table-cell table:number-columns-repeated="2" office:value-type="string">
            <text:p>3mm</text:p>
          </table:table-cell>
        </table:table-row>
        <table:table-row table:style-name="ro2">
          <table:table-cell/>
          <table:table-cell office:value-type="string">
            <text:p>F2</text:p>
          </table:table-cell>
          <table:table-cell office:value-type="string">
            <text:p>16mm</text:p>
          </table:table-cell>
          <table:table-cell table:number-columns-repeated="2" office:value-type="string">
            <text:p>5mm</text:p>
          </table:table-cell>
        </table:table-row>
        <table:table-row table:style-name="ro2">
          <table:table-cell/>
          <table:table-cell office:value-type="string">
            <text:p>F3</text:p>
          </table:table-cell>
          <table:table-cell office:value-type="string">
            <text:p>20mm</text:p>
          </table:table-cell>
          <table:table-cell table:number-columns-repeated="2" office:value-type="string">
            <text:p>7mm</text:p>
          </table:table-cell>
        </table:table-row>
        <table:table-row table:style-name="ro2">
          <table:table-cell/>
          <table:table-cell table:style-name="ce3" office:value-type="string">
            <text:p>F4</text:p>
          </table:table-cell>
          <table:table-cell table:style-name="ce6" office:value-type="string">
            <text:p>20mm</text:p>
          </table:table-cell>
          <table:table-cell table:style-name="ce6" office:value-type="string">
            <text:p>9mm</text:p>
          </table:table-cell>
          <table:table-cell table:style-name="ce9" office:value-type="string">
            <text:p>9mm</text:p>
          </table:table-cell>
        </table:table-row>
        <table:table-row table:style-name="ro2">
          <table:table-cell/>
          <table:table-cell office:value-type="string">
            <text:p>K1</text:p>
          </table:table-cell>
          <table:table-cell office:value-type="string">
            <text:p>12mm</text:p>
          </table:table-cell>
          <table:table-cell table:number-columns-repeated="2" office:value-type="string">
            <text:p>3mm</text:p>
          </table:table-cell>
        </table:table-row>
        <table:table-row table:style-name="ro2">
          <table:table-cell/>
          <table:table-cell office:value-type="string">
            <text:p>K2</text:p>
          </table:table-cell>
          <table:table-cell office:value-type="string">
            <text:p>16mm</text:p>
          </table:table-cell>
          <table:table-cell table:number-columns-repeated="2" office:value-type="string">
            <text:p>5mm</text:p>
          </table:table-cell>
        </table:table-row>
        <table:table-row table:style-name="ro2">
          <table:table-cell/>
          <table:table-cell office:value-type="string">
            <text:p>K3</text:p>
          </table:table-cell>
          <table:table-cell office:value-type="string">
            <text:p>20mm</text:p>
          </table:table-cell>
          <table:table-cell table:number-columns-repeated="2" office:value-type="string">
            <text:p>7mm</text:p>
          </table:table-cell>
        </table:table-row>
        <table:table-row table:style-name="ro2">
          <table:table-cell/>
          <table:table-cell table:style-name="ce3" office:value-type="string">
            <text:p>K4</text:p>
          </table:table-cell>
          <table:table-cell table:style-name="ce6" office:value-type="string">
            <text:p>20mm</text:p>
          </table:table-cell>
          <table:table-cell table:style-name="ce6" office:value-type="string">
            <text:p>9mm</text:p>
          </table:table-cell>
          <table:table-cell table:style-name="ce9" office:value-type="string">
            <text:p>9mm</text:p>
          </table:table-cell>
        </table:table-row>
        <table:table-row table:style-name="ro3">
          <table:table-cell/>
          <table:table-cell office:value-type="string">
            <text:p>V1</text:p>
          </table:table-cell>
          <table:table-cell office:value-type="string">
            <text:p>12mm</text:p>
          </table:table-cell>
          <table:table-cell office:value-type="string">
            <text:p>3mm, Vernixdicke = 3mm</text:p>
          </table:table-cell>
          <table:table-cell office:value-type="string">
            <text:p>3mm</text:p>
          </table:table-cell>
        </table:table-row>
        <table:table-row table:style-name="ro3">
          <table:table-cell/>
          <table:table-cell table:style-name="ce3" office:value-type="string">
            <text:p>V2</text:p>
          </table:table-cell>
          <table:table-cell table:style-name="ce6" office:value-type="string">
            <text:p>12mm</text:p>
          </table:table-cell>
          <table:table-cell table:style-name="ce6" office:value-type="string">
            <text:p>3mm, Vernixdicke = 2mm</text:p>
          </table:table-cell>
          <table:table-cell table:style-name="ce9" office:value-type="string">
            <text:p>3mm</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3">13.08.2010</text:date>, <text:time>15:1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n</math:mi>
              <math:mo math:stretchy="false">→</math:mo>
            </math:mover>
            <math:mo math:stretchy="false">⋅</math:mo>
            <math:mover math:accent="true">
              <math:mi>r</math:mi>
              <math:mo math:stretchy="false">→</math:mo>
            </math:mover>
          </math:mrow>
          <math:mrow>
            <math:mfenced math:open="∣" math:close="∣">
              <math:mover math:accent="true">
                <math:mi>n</math:mi>
                <math:mo math:stretchy="false">→</math:mo>
              </math:mover>
            </math:mfenced>
            <math:mo math:stretchy="false">⋅</math:mo>
            <math:mfenced math:open="∣" math:close="∣">
              <math:mover math:accent="true">
                <math:mi>r</math:mi>
                <math:mo math:stretchy="false">→</math:mo>
              </math:mover>
            </math:mfenced>
          </math:mrow>
        </math:mfrac>
      </math:mfenced>
    </math:mrow>
    <math:annotation math:encoding="StarMath 5.0">%alpha=arccos left({vec n cdot vec r} over {abs{vec n} cdot abs{vec r}}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n</math:mi>
            <math:mo math:stretchy="false">→</math:mo>
          </math:mover>
        </math:mfenced>
      </math:mfrac>
    </math:mrow>
    <math:annotation math:encoding="StarMath 5.0">a= abs{vec r} over abs{vec n}</math:annotation>
  </math:semantics>
</math:math>
</file>